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a1cb" officeooo:paragraph-rsid="001ea1cb"/>
    </style:style>
    <style:style style:name="P2" style:family="paragraph" style:parent-style-name="Standard">
      <style:paragraph-properties fo:text-align="center" style:justify-single-word="false"/>
      <style:text-properties fo:font-size="10pt" officeooo:rsid="001ea1cb" officeooo:paragraph-rsid="001ea1cb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a1cb" officeooo:paragraph-rsid="001ea1cb" style:font-weight-asian="bold" style:font-weight-complex="bold"/>
    </style:style>
    <style:style style:name="P4" style:family="paragraph" style:parent-style-name="Standard">
      <style:text-properties fo:font-weight="bold" officeooo:rsid="001ebe22" officeooo:paragraph-rsid="001ebe22" style:font-weight-asian="bold" style:font-weight-complex="bold"/>
    </style:style>
    <style:style style:name="P5" style:family="paragraph" style:parent-style-name="Standard">
      <style:text-properties officeooo:paragraph-rsid="001ea1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ea1cb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ea1cb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ea1c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officeooo:rsid="001ea1cb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a1cb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rawdzian z języka Python i algorytmiki 1</text:p>
      <text:p text:style-name="P1"/>
      <text:p text:style-name="P1"><text:span text:style-name="T1">Zad. 1 </text:span>Dla liczb z zakresu od 1 do 1000 znajdź liczby, których suma cyfr jest taka sama jak suma cyfr tej liczby, np.</text:p>
      <text:p text:style-name="P1"/>
      <text:p text:style-name="P2">------ 1 ------</text:p>
      <text:p text:style-name="P2">[10]</text:p>
      <text:p text:style-name="P2"/>
      <text:p text:style-name="P2">------ 2 ------</text:p>
      <text:p text:style-name="P2">[11, 20]</text:p>
      <text:p text:style-name="P2"/>
      <text:p text:style-name="P2">------ 3 ------</text:p>
      <text:p text:style-name="P2">[12, 21, 30]</text:p>
      <text:p text:style-name="P1"/>
      <text:p text:style-name="P1">Liczbę i liczby spełniające warunek zapisz do pliku <text:span text:style-name="T2">sumy.txt</text:span> wg schematu jak wyżej.</text:p>
      <text:p text:style-name="P1"/>
      <text:p text:style-name="P1"/>
      <text:p text:style-name="P1"><text:span text:style-name="T1">Zad. 2</text:span> W pliku <text:span text:style-name="T2"><text:s/>wyrazy.txt</text:span><text:span text:style-name="T4"> </text:span><text:span text:style-name="T7">znajdują się wyrazy składające się przypadkowych liter. Znajdź wyrazy, których suma kodów ASCII jest równa. Wynik w postaci trzech kolumn: </text:span><text:span text:style-name="T2">wyraz1 wyraz2 suma</text:span><text:span text:style-name="T7"> zapisz do pliku </text:span><text:span text:style-name="T2">podobne.txt</text:span><text:span text:style-name="T7">.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5"><text:span text:style-name="T9">Zad. 3</text:span><text:span text:style-name="T8"> W pliku </text:span><text:span text:style-name="T3"><text:s/>wyrazy.txt</text:span><text:span text:style-name="T5"> </text:span><text:span text:style-name="T8">znajdują się wyrazy składające się przypadkowych liter. Posortuj wyrazy wg długości (liczby znaków) a następnie wg alfabetu. Wynik sortowania zapisz do pliku </text:span><text:span text:style-name="T3">posortowane.txt</text:span><text:span text:style-name="T8">.</text:span></text:p>
      <text:p text:style-name="P5"><text:span text:style-name="T8"/></text:p>
      <text:p text:style-name="P5"><text:span text:style-name="T8"/></text:p>
      <text:p text:style-name="P4"><text:span text:style-name="T11">Z</text:span><text:span text:style-name="T10">ad. 4 </text:span><text:span text:style-name="T7">Z zakresu liczb od 1 do 1000 wypisz liczby pierwsze, które zawierają cyfrę 1. Wynik zapisz do pliku </text:span><text:span text:style-name="T6">pierwszezjeden.txt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8:02:13.574396713</meta:creation-date>
    <dc:date>2024-03-06T16:35:38.641791740</dc:date>
    <meta:editing-duration>PT13M14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1" meta:paragraph-count="12" meta:word-count="140" meta:character-count="851" meta:non-whitespace-character-count="721"/>
  </office:meta>
</office:document-meta>
</file>